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Year/Month</text:p>
          </table:table-cell>
          <table:table-cell table:style-name="ce3" office:value-type="string">
            <text:p>Vehicle type:</text:p>
          </table:table-cell>
          <table:table-cell table:style-name="ce3" office:value-type="string">
            <text:p>BMP-1</text:p>
          </table:table-cell>
          <table:table-cell table:style-name="ce3" office:value-type="string">
            <text:p>BMP-2</text:p>
          </table:table-cell>
          <table:table-cell table:style-name="ce3" office:value-type="string">
            <text:p>BVP-1 AMB-S</text:p>
          </table:table-cell>
          <table:table-cell table:style-name="ce3" office:value-type="string">
            <text:p>MTLB</text:p>
          </table:table-cell>
          <table:table-cell table:style-name="ce3" office:value-type="string">
            <text:p>Shilka</text:p>
          </table:table-cell>
          <table:table-cell table:style-name="ce3" office:value-type="string">
            <text:p>2S1 Gvozdika</text:p>
          </table:table-cell>
          <table:table-cell table:style-name="ce3" office:value-type="string">
            <text:p>2S3 Akatsiya</text:p>
          </table:table-cell>
          <table:table-cell table:style-name="ce3" office:value-type="string">
            <text:p>tank (type not identified)</text:p>
          </table:table-cell>
          <table:table-cell table:style-name="ce3" office:value-type="string">
            <text:p>T-55</text:p>
          </table:table-cell>
          <table:table-cell table:style-name="ce3" office:value-type="string">
            <text:p>T-62</text:p>
          </table:table-cell>
          <table:table-cell table:style-name="ce3" office:value-type="string">
            <text:p>T-72</text:p>
          </table:table-cell>
          <table:table-cell table:style-name="ce3" office:value-type="string">
            <text:p>T-90</text:p>
          </table:table-cell>
          <table:table-cell table:style-name="ce3" office:value-type="string">
            <text:p>ARVs</text:p>
          </table:table-cell>
          <table:table-cell table:style-name="ce3" office:value-type="string">
            <text:p>all types</text:p>
          </table:table-cell>
          <table:table-cell table:number-columns-repeated="2"/>
        </table:table-row>
        <table:table-row table:style-name="ro1">
          <table:table-cell table:style-name="ce1" office:value-type="float" office:value="2011">
            <text:p>2011</text:p>
          </table:table-cell>
          <table:table-cell table:style-name="ce3" table:number-columns-repeated="15"/>
          <table:table-cell table:number-columns-repeated="2"/>
        </table:table-row>
        <table:table-row table:style-name="ro1">
          <table:table-cell table:style-name="ce1" office:value-type="string">
            <text:p>January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4:.O4])" office:value-type="float" office:value="0">
            <text:p>0</text:p>
          </table:table-cell>
          <table:table-cell office:value-type="float" office:value="2011">
            <text:p>201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ebruary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5:.O5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rch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6:.O6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pril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7:.O7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y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8:.O8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June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9:.O9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July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table:formula="of:=SUM([.C10:.O10])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August</text:p>
          </table:table-cell>
          <table:table-cell table:style-name="ce3"/>
          <table:table-cell table:number-columns-repeated="13" table:style-name="ce3" office:value-type="float" office:value="0">
            <text:p>0</text:p>
          </table:table-cell>
          <table:table-cell table:style-name="ce3" table:formula="of:=SUM([.C11:.O11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eptember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table:formula="of:=SUM([.C12:.O12])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October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table:formula="of:=SUM([.C13:.O13])" office:value-type="float" office:value="6">
            <text:p>6</text:p>
          </table:table-cell>
          <table:table-cell/>
          <table:table-cell table:style-name="ce3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November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table:formula="of:=SUM([.C14:.O14])" office:value-type="float" office:value="4">
            <text:p>4</text:p>
          </table:table-cell>
          <table:table-cell/>
          <table:table-cell table:style-name="ce3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cember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table:formula="of:=SUM([.C15:.O15])" office:value-type="float" office:value="6">
            <text:p>6</text:p>
          </table:table-cell>
          <table:table-cell/>
          <table:table-cell table:style-name="ce3" office:value-type="float" office:value="6">
            <text:p>6</text:p>
          </table:table-cell>
        </table:table-row>
        <table:table-row table:style-name="ro1">
          <table:table-cell table:style-name="ce2"/>
          <table:table-cell table:number-columns-repeated="15"/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Total for 2011</text:p>
          </table:table-cell>
          <table:table-cell/>
          <table:table-cell table:formula="of:=SUM([.C4:.C15])" office:value-type="float" office:value="16">
            <text:p>16</text:p>
          </table:table-cell>
          <table:table-cell table:formula="of:=SUM([.D4:.D15])" office:value-type="float" office:value="0">
            <text:p>0</text:p>
          </table:table-cell>
          <table:table-cell table:formula="of:=SUM([.E4:.E15])" office:value-type="float" office:value="2">
            <text:p>2</text:p>
          </table:table-cell>
          <table:table-cell table:formula="of:=SUM([.F4:.F15])" office:value-type="float" office:value="0">
            <text:p>0</text:p>
          </table:table-cell>
          <table:table-cell table:formula="of:=SUM([.G4:.G15])" office:value-type="float" office:value="1">
            <text:p>1</text:p>
          </table:table-cell>
          <table:table-cell table:formula="of:=SUM([.H4:.H15])" office:value-type="float" office:value="0">
            <text:p>0</text:p>
          </table:table-cell>
          <table:table-cell table:formula="of:=SUM([.I4:.I15])" office:value-type="float" office:value="0">
            <text:p>0</text:p>
          </table:table-cell>
          <table:table-cell table:formula="of:=SUM([.J4:.J15])" office:value-type="float" office:value="1">
            <text:p>1</text:p>
          </table:table-cell>
          <table:table-cell table:formula="of:=SUM([.K4:.K15])" office:value-type="float" office:value="0">
            <text:p>0</text:p>
          </table:table-cell>
          <table:table-cell table:formula="of:=SUM([.L4:.L15])" office:value-type="float" office:value="0">
            <text:p>0</text:p>
          </table:table-cell>
          <table:table-cell table:formula="of:=SUM([.M4:.M15])" office:value-type="float" office:value="0">
            <text:p>0</text:p>
          </table:table-cell>
          <table:table-cell table:formula="of:=SUM([.N4:.N15])" office:value-type="float" office:value="0">
            <text:p>0</text:p>
          </table:table-cell>
          <table:table-cell table:formula="of:=SUM([.O4:.O15])" office:value-type="float" office:value="0">
            <text:p>0</text:p>
          </table:table-cell>
          <table:table-cell table:formula="of:=SUM([.C17:.O17])"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2" office:value-type="float" office:value="2012">
            <text:p>2012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9:.O19])"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0:.O20])" office:value-type="float" office:value="12">
            <text:p>12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1:.O21])" office:value-type="float" office:value="13">
            <text:p>13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22:.O22])" office:value-type="float" office:value="12">
            <text:p>12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3:.O23])" office:value-type="float" office:value="32">
            <text:p>32</text:p>
          </table:table-cell>
          <table:table-cell/>
          <table:table-cell office:value-type="float" office:value="73">
            <text:p>73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C24:.O24])" office:value-type="float" office:value="39">
            <text:p>39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formula="of:=SUM([.C25:.O25])" office:value-type="float" office:value="96">
            <text:p>96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26:.O26])" office:value-type="float" office:value="73">
            <text:p>73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7:.O27])" office:value-type="float" office:value="23">
            <text:p>23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8:.O28])" office:value-type="float" office:value="65">
            <text:p>65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29:.O29])" office:value-type="float" office:value="55">
            <text:p>55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C30:.O30])" office:value-type="float" office:value="59">
            <text:p>59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table:style-name="ce2"/>
          <table:table-cell table:number-columns-repeated="16"/>
          <table:table-cell office:value-type="float" office:value="32">
            <text:p>32</text:p>
          </table:table-cell>
        </table:table-row>
        <table:table-row table:style-name="ro1">
          <table:table-cell table:style-name="ce2" office:value-type="string">
            <text:p>Total for 2012</text:p>
          </table:table-cell>
          <table:table-cell/>
          <table:table-cell table:formula="of:=SUM([.C19:.C30])" office:value-type="float" office:value="198">
            <text:p>198</text:p>
          </table:table-cell>
          <table:table-cell table:formula="of:=SUM([.D19:.D30])" office:value-type="float" office:value="4">
            <text:p>4</text:p>
          </table:table-cell>
          <table:table-cell table:formula="of:=SUM([.E19:.E30])" office:value-type="float" office:value="9">
            <text:p>9</text:p>
          </table:table-cell>
          <table:table-cell table:formula="of:=SUM([.F19:.F30])" office:value-type="float" office:value="0">
            <text:p>0</text:p>
          </table:table-cell>
          <table:table-cell table:formula="of:=SUM([.G19:.G30])" office:value-type="float" office:value="15">
            <text:p>15</text:p>
          </table:table-cell>
          <table:table-cell table:formula="of:=SUM([.H19:.H30])" office:value-type="float" office:value="7">
            <text:p>7</text:p>
          </table:table-cell>
          <table:table-cell table:formula="of:=SUM([.I19:.I30])" office:value-type="float" office:value="0">
            <text:p>0</text:p>
          </table:table-cell>
          <table:table-cell table:formula="of:=SUM([.J19:.J30])" office:value-type="float" office:value="50">
            <text:p>50</text:p>
          </table:table-cell>
          <table:table-cell table:formula="of:=SUM([.K19:.K30])" office:value-type="float" office:value="73">
            <text:p>73</text:p>
          </table:table-cell>
          <table:table-cell table:formula="of:=SUM([.L19:.L30])" office:value-type="float" office:value="42">
            <text:p>42</text:p>
          </table:table-cell>
          <table:table-cell table:formula="of:=SUM([.M19:.M30])" office:value-type="float" office:value="85">
            <text:p>85</text:p>
          </table:table-cell>
          <table:table-cell table:formula="of:=SUM([.N19:.N30])" office:value-type="float" office:value="0">
            <text:p>0</text:p>
          </table:table-cell>
          <table:table-cell table:formula="of:=SUM([.O19:.O30])" office:value-type="float" office:value="7">
            <text:p>7</text:p>
          </table:table-cell>
          <table:table-cell table:formula="of:=SUM([.P19:.P30])" office:value-type="float" office:value="490">
            <text:p>490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 table:style-name="ce2" office:value-type="float" office:value="2013">
            <text:p>2013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C34:.O34])"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35:.O35])" office:value-type="float" office:value="32">
            <text:p>32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SUM([.C36:.O36])" office:value-type="float" office:value="56">
            <text:p>56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C37:.O37])" office:value-type="float" office:value="32">
            <text:p>32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formula="of:=SUM([.C38:.O38])" office:value-type="float" office:value="65">
            <text:p>65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C39:.O39])" office:value-type="float" office:value="23">
            <text:p>23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C40:.O40])" office:value-type="float" office:value="40">
            <text:p>40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SUM([.C41:.O41])" office:value-type="float" office:value="45">
            <text:p>45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SUM([.C42:.O42])" office:value-type="float" office:value="49">
            <text:p>49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SUM([.C43:.O43])" office:value-type="float" office:value="35">
            <text:p>35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44:.O44])" office:value-type="float" office:value="19">
            <text:p>19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SUM([.C45:.O45])" office:value-type="float" office:value="35">
            <text:p>35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2"/>
          <table:table-cell table:number-columns-repeated="16"/>
          <table:table-cell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Total for 2013</text:p>
          </table:table-cell>
          <table:table-cell/>
          <table:table-cell table:formula="of:=SUM([.C34:.C45])" office:value-type="float" office:value="121">
            <text:p>121</text:p>
          </table:table-cell>
          <table:table-cell table:formula="of:=SUM([.D34:.D45])" office:value-type="float" office:value="7">
            <text:p>7</text:p>
          </table:table-cell>
          <table:table-cell table:formula="of:=SUM([.E34:.E45])" office:value-type="float" office:value="7">
            <text:p>7</text:p>
          </table:table-cell>
          <table:table-cell table:formula="of:=SUM([.F34:.F45])" office:value-type="float" office:value="0">
            <text:p>0</text:p>
          </table:table-cell>
          <table:table-cell table:formula="of:=SUM([.G34:.G45])" office:value-type="float" office:value="22">
            <text:p>22</text:p>
          </table:table-cell>
          <table:table-cell table:formula="of:=SUM([.H34:.H45])" office:value-type="float" office:value="7">
            <text:p>7</text:p>
          </table:table-cell>
          <table:table-cell table:formula="of:=SUM([.I34:.I45])" office:value-type="float" office:value="0">
            <text:p>0</text:p>
          </table:table-cell>
          <table:table-cell table:formula="of:=SUM([.J34:.J45])" office:value-type="float" office:value="88">
            <text:p>88</text:p>
          </table:table-cell>
          <table:table-cell table:formula="of:=SUM([.K34:.K45])" office:value-type="float" office:value="67">
            <text:p>67</text:p>
          </table:table-cell>
          <table:table-cell table:formula="of:=SUM([.L34:.L45])" office:value-type="float" office:value="24">
            <text:p>24</text:p>
          </table:table-cell>
          <table:table-cell table:formula="of:=SUM([.M34:.M45])" office:value-type="float" office:value="127">
            <text:p>127</text:p>
          </table:table-cell>
          <table:table-cell table:formula="of:=SUM([.N34:.N45])" office:value-type="float" office:value="0">
            <text:p>0</text:p>
          </table:table-cell>
          <table:table-cell table:formula="of:=SUM([.O34:.O45])" office:value-type="float" office:value="0">
            <text:p>0</text:p>
          </table:table-cell>
          <table:table-cell table:formula="of:=SUM([.P34:.P45])" office:value-type="float" office:value="470">
            <text:p>470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 table:style-name="ce2" office:value-type="float" office:value="2014">
            <text:p>2014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C49:.O49])" office:value-type="float" office:value="8">
            <text:p>8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0:.O50])"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1:.O51])" office:value-type="float" office:value="40">
            <text:p>40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52:.O52])"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3:.O53])" office:value-type="float" office:value="38">
            <text:p>38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54:.O5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55:.O55])" office:value-type="float" office:value="14">
            <text:p>14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C56:.O56])"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57:.O57])" office:value-type="float" office:value="21">
            <text:p>21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58:.O58])" office:value-type="float" office:value="42">
            <text:p>42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59:.O59])" office:value-type="float" office:value="31">
            <text:p>31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60:.O60])" office:value-type="float" office:value="49">
            <text:p>49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2"/>
          <table:table-cell table:number-columns-repeated="16"/>
          <table:table-cell office:value-type="float" office:value="70">
            <text:p>70</text:p>
          </table:table-cell>
        </table:table-row>
        <table:table-row table:style-name="ro1">
          <table:table-cell table:style-name="ce2" office:value-type="string">
            <text:p>Total for 2014</text:p>
          </table:table-cell>
          <table:table-cell/>
          <table:table-cell table:formula="of:=SUM([.C49:.C60])" office:value-type="float" office:value="59">
            <text:p>59</text:p>
          </table:table-cell>
          <table:table-cell table:formula="of:=SUM([.D49:.D60])" office:value-type="float" office:value="1">
            <text:p>1</text:p>
          </table:table-cell>
          <table:table-cell table:formula="of:=SUM([.E49:.E60])" office:value-type="float" office:value="9">
            <text:p>9</text:p>
          </table:table-cell>
          <table:table-cell table:formula="of:=SUM([.F49:.F60])" office:value-type="float" office:value="0">
            <text:p>0</text:p>
          </table:table-cell>
          <table:table-cell table:formula="of:=SUM([.G49:.G60])" office:value-type="float" office:value="22">
            <text:p>22</text:p>
          </table:table-cell>
          <table:table-cell table:formula="of:=SUM([.H49:.H60])" office:value-type="float" office:value="11">
            <text:p>11</text:p>
          </table:table-cell>
          <table:table-cell table:formula="of:=SUM([.I49:.I60])" office:value-type="float" office:value="0">
            <text:p>0</text:p>
          </table:table-cell>
          <table:table-cell table:formula="of:=SUM([.J49:.J60])" office:value-type="float" office:value="63">
            <text:p>63</text:p>
          </table:table-cell>
          <table:table-cell table:formula="of:=SUM([.K49:.K60])" office:value-type="float" office:value="96">
            <text:p>96</text:p>
          </table:table-cell>
          <table:table-cell table:formula="of:=SUM([.L49:.L60])" office:value-type="float" office:value="27">
            <text:p>27</text:p>
          </table:table-cell>
          <table:table-cell table:formula="of:=SUM([.M49:.M60])" office:value-type="float" office:value="35">
            <text:p>35</text:p>
          </table:table-cell>
          <table:table-cell table:formula="of:=SUM([.N49:.N60])" office:value-type="float" office:value="0">
            <text:p>0</text:p>
          </table:table-cell>
          <table:table-cell table:formula="of:=SUM([.O49:.O60])" office:value-type="float" office:value="9">
            <text:p>9</text:p>
          </table:table-cell>
          <table:table-cell table:formula="of:=SUM([.P49:.P60])" office:value-type="float" office:value="332">
            <text:p>332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table:style-name="ce2" office:value-type="float" office:value="2015">
            <text:p>2015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C64:.O64])" office:value-type="float" office:value="4">
            <text:p>4</text:p>
          </table:table-cell>
          <table:table-cell office:value-type="float" office:value="2016">
            <text:p>20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5:.O65])"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([.C66:.O66])" office:value-type="float" office:value="6">
            <text:p>6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7:.O67])" office:value-type="float" office:value="37">
            <text:p>37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SUM([.C68:.O68])" office:value-type="float" office:value="38">
            <text:p>38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69:.O69])" office:value-type="float" office:value="39">
            <text:p>39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70:.O70])" office:value-type="float" office:value="8">
            <text:p>8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C71:.O71])" office:value-type="float" office:value="22">
            <text:p>22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72:.O72])" office:value-type="float" office:value="8">
            <text:p>8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SUM([.C73:.O73])" office:value-type="float" office:value="70">
            <text:p>70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4:.O74])" office:value-type="float" office:value="27">
            <text:p>27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C75:.O75])" office:value-type="float" office:value="19">
            <text:p>19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table:style-name="ce2"/>
          <table:table-cell table:number-columns-repeated="15"/>
          <table:table-cell office:value-type="float" office:value="2017">
            <text:p>201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Total for 2015</text:p>
          </table:table-cell>
          <table:table-cell/>
          <table:table-cell table:formula="of:=SUM([.C64:.C75])" office:value-type="float" office:value="69">
            <text:p>69</text:p>
          </table:table-cell>
          <table:table-cell table:formula="of:=SUM([.D64:.D75])" office:value-type="float" office:value="0">
            <text:p>0</text:p>
          </table:table-cell>
          <table:table-cell table:formula="of:=SUM([.E64:.E75])" office:value-type="float" office:value="4">
            <text:p>4</text:p>
          </table:table-cell>
          <table:table-cell table:formula="of:=SUM([.F64:.F75])" office:value-type="float" office:value="0">
            <text:p>0</text:p>
          </table:table-cell>
          <table:table-cell table:formula="of:=SUM([.G64:.G75])" office:value-type="float" office:value="21">
            <text:p>21</text:p>
          </table:table-cell>
          <table:table-cell table:formula="of:=SUM([.H64:.H75])" office:value-type="float" office:value="13">
            <text:p>13</text:p>
          </table:table-cell>
          <table:table-cell table:formula="of:=SUM([.I64:.I75])" office:value-type="float" office:value="1">
            <text:p>1</text:p>
          </table:table-cell>
          <table:table-cell table:formula="of:=SUM([.J64:.J75])" office:value-type="float" office:value="86">
            <text:p>86</text:p>
          </table:table-cell>
          <table:table-cell table:formula="of:=SUM([.K64:.K75])" office:value-type="float" office:value="27">
            <text:p>27</text:p>
          </table:table-cell>
          <table:table-cell table:formula="of:=SUM([.L64:.L75])" office:value-type="float" office:value="8">
            <text:p>8</text:p>
          </table:table-cell>
          <table:table-cell table:formula="of:=SUM([.M64:.M75])" office:value-type="float" office:value="59">
            <text:p>59</text:p>
          </table:table-cell>
          <table:table-cell table:formula="of:=SUM([.N64:.N75])" office:value-type="float" office:value="0">
            <text:p>0</text:p>
          </table:table-cell>
          <table:table-cell table:formula="of:=SUM([.O64:.O75])" office:value-type="float" office:value="6">
            <text:p>6</text:p>
          </table:table-cell>
          <table:table-cell table:formula="of:=SUM([.P64:.P75])" office:value-type="float" office:value="294">
            <text:p>294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style-name="ce2" office:value-type="float" office:value="2016">
            <text:p>2016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9:.O79])" office:value-type="float" office:value="24">
            <text:p>24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80:.O80])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81:.O81])" office:value-type="float" office:value="15">
            <text:p>15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2:.O82])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2:.O83])"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4:.O84])" office:value-type="float" office:value="23">
            <text:p>23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C85:.O85])" office:value-type="float" office:value="39">
            <text:p>39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86:.O86])" office:value-type="float" office:value="64">
            <text:p>64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87:.O87])" office:value-type="float" office:value="26">
            <text:p>26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88:.O88])" office:value-type="float" office:value="17">
            <text:p>17</text:p>
          </table:table-cell>
          <table:table-cell office:value-type="float" office:value="2018">
            <text:p>2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([.C89:.O89])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0:.O90])" office:value-type="float" office:value="44">
            <text:p>44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table:style-name="ce2"/>
          <table:table-cell table:number-columns-repeated="16"/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Total for 2016</text:p>
          </table:table-cell>
          <table:table-cell/>
          <table:table-cell table:formula="of:=SUM([.C79:.C90])" office:value-type="float" office:value="92">
            <text:p>92</text:p>
          </table:table-cell>
          <table:table-cell table:formula="of:=SUM([.D79:.D90])" office:value-type="float" office:value="1">
            <text:p>1</text:p>
          </table:table-cell>
          <table:table-cell table:formula="of:=SUM([.E79:.E90])" office:value-type="float" office:value="5">
            <text:p>5</text:p>
          </table:table-cell>
          <table:table-cell table:formula="of:=SUM([.F79:.F90])" office:value-type="float" office:value="0">
            <text:p>0</text:p>
          </table:table-cell>
          <table:table-cell table:formula="of:=SUM([.G79:.G90])" office:value-type="float" office:value="7">
            <text:p>7</text:p>
          </table:table-cell>
          <table:table-cell table:formula="of:=SUM([.H79:.H90])" office:value-type="float" office:value="4">
            <text:p>4</text:p>
          </table:table-cell>
          <table:table-cell table:formula="of:=SUM([.I79:.I90])" office:value-type="float" office:value="2">
            <text:p>2</text:p>
          </table:table-cell>
          <table:table-cell table:formula="of:=SUM([.J79:.J90])" office:value-type="float" office:value="66">
            <text:p>66</text:p>
          </table:table-cell>
          <table:table-cell table:formula="of:=SUM([.K79:.K90])" office:value-type="float" office:value="53">
            <text:p>53</text:p>
          </table:table-cell>
          <table:table-cell table:formula="of:=SUM([.L79:.L90])" office:value-type="float" office:value="29">
            <text:p>29</text:p>
          </table:table-cell>
          <table:table-cell table:formula="of:=SUM([.M79:.M90])" office:value-type="float" office:value="47">
            <text:p>47</text:p>
          </table:table-cell>
          <table:table-cell table:formula="of:=SUM([.N79:.N90])" office:value-type="float" office:value="3">
            <text:p>3</text:p>
          </table:table-cell>
          <table:table-cell table:formula="of:=SUM([.O79:.O90])" office:value-type="float" office:value="5">
            <text:p>5</text:p>
          </table:table-cell>
          <table:table-cell table:formula="of:=SUM([.P79:.P90])" office:value-type="float" office:value="321">
            <text:p>32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2017">
            <text:p>2017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94:.O94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C95:.O95])"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96:.O96])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SUM([.C97:.O97])"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y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8:.O98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ne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99:.O99])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C100:.O100])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01:.O101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102:.O102])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formula="of:=SUM([.C103:.O103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04:.O104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05:.O105])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style-name="ce2" office:value-type="string">
            <text:p>Total for 2017</text:p>
          </table:table-cell>
          <table:table-cell/>
          <table:table-cell table:formula="of:=SUM([.C94:.C105])" office:value-type="float" office:value="55">
            <text:p>55</text:p>
          </table:table-cell>
          <table:table-cell table:formula="of:=SUM([.D94:.D105])" office:value-type="float" office:value="2">
            <text:p>2</text:p>
          </table:table-cell>
          <table:table-cell table:formula="of:=SUM([.E94:.E105])" office:value-type="float" office:value="6">
            <text:p>6</text:p>
          </table:table-cell>
          <table:table-cell table:formula="of:=SUM([.F94:.F105])" office:value-type="float" office:value="2">
            <text:p>2</text:p>
          </table:table-cell>
          <table:table-cell table:formula="of:=SUM([.G94:.G105])" office:value-type="float" office:value="3">
            <text:p>3</text:p>
          </table:table-cell>
          <table:table-cell table:formula="of:=SUM([.H94:.H105])" office:value-type="float" office:value="5">
            <text:p>5</text:p>
          </table:table-cell>
          <table:table-cell table:formula="of:=SUM([.I94:.I105])" office:value-type="float" office:value="1">
            <text:p>1</text:p>
          </table:table-cell>
          <table:table-cell table:formula="of:=SUM([.J94:.J105])" office:value-type="float" office:value="82">
            <text:p>82</text:p>
          </table:table-cell>
          <table:table-cell table:formula="of:=SUM([.K94:.K105])" office:value-type="float" office:value="13">
            <text:p>13</text:p>
          </table:table-cell>
          <table:table-cell table:formula="of:=SUM([.L94:.L105])" office:value-type="float" office:value="24">
            <text:p>24</text:p>
          </table:table-cell>
          <table:table-cell table:formula="of:=SUM([.M94:.M105])" office:value-type="float" office:value="46">
            <text:p>46</text:p>
          </table:table-cell>
          <table:table-cell table:formula="of:=SUM([.N94:.N105])" office:value-type="float" office:value="3">
            <text:p>3</text:p>
          </table:table-cell>
          <table:table-cell table:formula="of:=SUM([.O94:.O105])" office:value-type="float" office:value="3">
            <text:p>3</text:p>
          </table:table-cell>
          <table:table-cell table:formula="of:=SUM([.P94:.P105])" office:value-type="float" office:value="245">
            <text:p>245</text:p>
          </table:table-cell>
          <table:table-cell table:number-columns-repeated="2"/>
        </table:table-row>
        <table:table-row table:style-name="ro1">
          <table:table-cell table:style-name="ce2" office:value-type="float" office:value="2018">
            <text:p>2018</text:p>
          </table:table-cell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09:.O109])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10:.O110])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C111:.O111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12:.O112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113:.O1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14:.O1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15:.O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16:.O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17:.O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18:.O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19:.O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number-columns-repeated="13" office:value-type="float" office:value="0">
            <text:p>0</text:p>
          </table:table-cell>
          <table:table-cell table:formula="of:=SUM([.C120:.O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otal for 2018</text:p>
          </table:table-cell>
          <table:table-cell/>
          <table:table-cell table:formula="of:=SUM([.C109:.C120])" office:value-type="float" office:value="7">
            <text:p>7</text:p>
          </table:table-cell>
          <table:table-cell table:formula="of:=SUM([.D109:.D120])" office:value-type="float" office:value="0">
            <text:p>0</text:p>
          </table:table-cell>
          <table:table-cell table:formula="of:=SUM([.E109:.E120])" office:value-type="float" office:value="1">
            <text:p>1</text:p>
          </table:table-cell>
          <table:table-cell table:formula="of:=SUM([.F109:.F120])" office:value-type="float" office:value="3">
            <text:p>3</text:p>
          </table:table-cell>
          <table:table-cell table:formula="of:=SUM([.G109:.G120])" office:value-type="float" office:value="0">
            <text:p>0</text:p>
          </table:table-cell>
          <table:table-cell table:formula="of:=SUM([.H109:.H120])" office:value-type="float" office:value="1">
            <text:p>1</text:p>
          </table:table-cell>
          <table:table-cell table:formula="of:=SUM([.I109:.I120])" office:value-type="float" office:value="0">
            <text:p>0</text:p>
          </table:table-cell>
          <table:table-cell table:formula="of:=SUM([.J109:.J120])" office:value-type="float" office:value="9">
            <text:p>9</text:p>
          </table:table-cell>
          <table:table-cell table:formula="of:=SUM([.K109:.K120])" office:value-type="float" office:value="5">
            <text:p>5</text:p>
          </table:table-cell>
          <table:table-cell table:formula="of:=SUM([.L109:.L120])" office:value-type="float" office:value="9">
            <text:p>9</text:p>
          </table:table-cell>
          <table:table-cell table:formula="of:=SUM([.M109:.M120])" office:value-type="float" office:value="16">
            <text:p>16</text:p>
          </table:table-cell>
          <table:table-cell table:formula="of:=SUM([.N109:.N120])" office:value-type="float" office:value="0">
            <text:p>0</text:p>
          </table:table-cell>
          <table:table-cell table:formula="of:=SUM([.O109:.O120])" office:value-type="float" office:value="3">
            <text:p>3</text:p>
          </table:table-cell>
          <table:table-cell table:formula="of:=SUM([.P109:.P120])" office:value-type="float" office:value="54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hicle type:</text:p>
          </table:table-cell>
          <table:table-cell office:value-type="string">
            <text:p>BMP-1</text:p>
          </table:table-cell>
          <table:table-cell office:value-type="string">
            <text:p>BMP-2</text:p>
          </table:table-cell>
          <table:table-cell office:value-type="string">
            <text:p>BVP-1 AMB-S</text:p>
          </table:table-cell>
          <table:table-cell office:value-type="string">
            <text:p>MTLB</text:p>
          </table:table-cell>
          <table:table-cell office:value-type="string">
            <text:p>Shilka</text:p>
          </table:table-cell>
          <table:table-cell office:value-type="string">
            <text:p>2S1 Gvozdika</text:p>
          </table:table-cell>
          <table:table-cell office:value-type="string">
            <text:p>2S3 Akatsiya</text:p>
          </table:table-cell>
          <table:table-cell office:value-type="string">
            <text:p>tank (type not identified)</text:p>
          </table:table-cell>
          <table:table-cell office:value-type="string">
            <text:p>T-55</text:p>
          </table:table-cell>
          <table:table-cell office:value-type="string">
            <text:p>T-62</text:p>
          </table:table-cell>
          <table:table-cell office:value-type="string">
            <text:p>T-72</text:p>
          </table:table-cell>
          <table:table-cell office:value-type="string">
            <text:p>T-90</text:p>
          </table:table-cell>
          <table:table-cell office:value-type="string">
            <text:p>ARVs</text:p>
          </table:table-cell>
          <table:table-cell office:value-type="string">
            <text:p>all types</text:p>
          </table:table-cell>
          <table:table-cell table:number-columns-repeated="2"/>
        </table:table-row>
        <table:table-row table:style-name="ro1">
          <table:table-cell office:value-type="string">
            <text:p>SCW total</text:p>
          </table:table-cell>
          <table:table-cell/>
          <table:table-cell table:formula="of:=SUM([.C17]+[.C32]+[.C47]+[.C62]+[.C77]+[.C92]+[.C107]+[.C122])" office:value-type="float" office:value="617">
            <text:p>617</text:p>
          </table:table-cell>
          <table:table-cell table:formula="of:=SUM([.D17]+[.D32]+[.D47]+[.D62]+[.D77]+[.D92]+[.D107]+[.D122])" office:value-type="float" office:value="15">
            <text:p>15</text:p>
          </table:table-cell>
          <table:table-cell table:formula="of:=SUM([.E17]+[.E32]+[.E47]+[.E62]+[.E77]+[.E92]+[.E107]+[.E122])" office:value-type="float" office:value="43">
            <text:p>43</text:p>
          </table:table-cell>
          <table:table-cell table:formula="of:=SUM([.F17]+[.F32]+[.F47]+[.F62]+[.F77]+[.F92]+[.F107]+[.F122])" office:value-type="float" office:value="5">
            <text:p>5</text:p>
          </table:table-cell>
          <table:table-cell table:formula="of:=SUM([.G17]+[.G32]+[.G47]+[.G62]+[.G77]+[.G92]+[.G107]+[.G122])" office:value-type="float" office:value="91">
            <text:p>91</text:p>
          </table:table-cell>
          <table:table-cell table:formula="of:=SUM([.H17]+[.H32]+[.H47]+[.H62]+[.H77]+[.H92]+[.H107]+[.H122])" office:value-type="float" office:value="48">
            <text:p>48</text:p>
          </table:table-cell>
          <table:table-cell table:formula="of:=SUM([.I17]+[.I32]+[.I47]+[.I62]+[.I77]+[.I92]+[.I107]+[.I122])" office:value-type="float" office:value="4">
            <text:p>4</text:p>
          </table:table-cell>
          <table:table-cell table:formula="of:=SUM([.J17]+[.J32]+[.J47]+[.J62]+[.J77]+[.J92]+[.J107]+[.J122])" office:value-type="float" office:value="445">
            <text:p>445</text:p>
          </table:table-cell>
          <table:table-cell table:formula="of:=SUM([.K17]+[.K32]+[.K47]+[.K62]+[.K77]+[.K92]+[.K107]+[.K122])" office:value-type="float" office:value="334">
            <text:p>334</text:p>
          </table:table-cell>
          <table:table-cell table:formula="of:=SUM([.L17]+[.L32]+[.L47]+[.L62]+[.L77]+[.L92]+[.L107]+[.L122])" office:value-type="float" office:value="163">
            <text:p>163</text:p>
          </table:table-cell>
          <table:table-cell table:formula="of:=SUM([.M17]+[.M32]+[.M47]+[.M62]+[.M77]+[.M92]+[.M107]+[.M122])" office:value-type="float" office:value="415">
            <text:p>415</text:p>
          </table:table-cell>
          <table:table-cell table:formula="of:=SUM([.N17]+[.N32]+[.N47]+[.N62]+[.N77]+[.N92]+[.N107]+[.N122])" office:value-type="float" office:value="6">
            <text:p>6</text:p>
          </table:table-cell>
          <table:table-cell table:formula="of:=SUM([.O17]+[.O32]+[.O47]+[.O62]+[.O77]+[.O92]+[.O107]+[.O122])" office:value-type="float" office:value="33">
            <text:p>33</text:p>
          </table:table-cell>
          <table:table-cell table:formula="of:=SUM([.P17]+[.P32]+[.P47]+[.P62]+[.P77]+[.P92]+[.P107]+[.P122])" office:value-type="float" office:value="2226">
            <text:p>222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table:end-cell-address="List1.M149" table:end-x="2.09cm" table:end-y="0.293cm" draw:z-index="2" draw:style-name="gr1" draw:text-style-name="P1" svg:width="29.916cm" svg:height="10.282cm" svg:x="0.096cm" svg:y="0.398cm">
              <draw:object draw:notify-on-update-of-ranges="List1.Q4:List1.Q92 List1.R4:List1.R9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/>
          <table:table-cell>
            <draw:frame table:end-cell-address="List1.L172" table:end-x="2.006cm" table:end-y="0.187cm" draw:z-index="8" draw:style-name="gr1" draw:text-style-name="P1" svg:width="27.657cm" svg:height="9.219cm" svg:x="0.013cm" svg:y="0.00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/>
          <table:table-cell>
            <draw:frame table:end-cell-address="List1.L193" table:end-x="2.006cm" table:end-y="0.187cm" draw:z-index="7" draw:style-name="gr1" draw:text-style-name="P1" svg:width="27.657cm" svg:height="9.219cm" svg:x="0.013cm" svg:y="0.001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/>
          <table:table-cell>
            <draw:frame table:end-cell-address="List1.L214" table:end-x="2.006cm" table:end-y="0.188cm" draw:z-index="6" draw:style-name="gr1" draw:text-style-name="P1" svg:width="27.657cm" svg:height="9.219cm" svg:x="0.013cm" svg:y="0.002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/>
          <table:table-cell>
            <draw:frame table:end-cell-address="List1.L235" table:end-x="2.006cm" table:end-y="0.188cm" draw:z-index="9" draw:style-name="gr1" draw:text-style-name="P1" svg:width="27.657cm" svg:height="9.219cm" svg:x="0.013cm" svg:y="0.002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/>
          <table:table-cell>
            <draw:frame table:end-cell-address="List1.L256" table:end-x="2.006cm" table:end-y="0.188cm" draw:z-index="3" draw:style-name="gr1" draw:text-style-name="P1" svg:width="27.657cm" svg:height="9.219cm" svg:x="0.013cm" svg:y="0.001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/>
          <table:table-cell>
            <draw:frame table:end-cell-address="List1.L277" table:end-x="2.006cm" table:end-y="0.189cm" draw:z-index="4" draw:style-name="gr1" draw:text-style-name="P1" svg:width="27.657cm" svg:height="9.219cm" svg:x="0.013cm" svg:y="0.002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/>
          <table:table-cell>
            <draw:frame table:end-cell-address="List1.L298" table:end-x="2.006cm" table:end-y="0.188cm" draw:z-index="1" draw:style-name="gr1" draw:text-style-name="P1" svg:width="27.657cm" svg:height="9.219cm" svg:x="0.013cm" svg:y="0.001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/>
          <table:table-cell>
            <draw:frame table:end-cell-address="List1.L320" table:end-x="2.033cm" table:end-y="0.186cm" draw:z-index="0" draw:style-name="gr1" draw:text-style-name="P1" svg:width="27.657cm" svg:height="9.219cm" svg:x="0.04cm" svg:y="-0.001cm">
              <draw:object draw:notify-on-update-of-ranges="List1.A109:List1.B120 List1.C108:List1.C108 List1.C109:List1.C120 List1.D108:List1.D108 List1.D109:List1.D120 List1.E108:List1.E108 List1.E109:List1.E120 List1.F108:List1.F108 List1.F109:List1.F120 List1.G108:List1.G108 List1.G109:List1.G120 List1.H108:List1.H108 List1.H109:List1.H120 List1.I108:List1.I108 List1.I109:List1.I120 List1.J108:List1.J108 List1.J109:List1.J120 List1.K108:List1.K108 List1.K109:List1.K120 List1.L108:List1.L108 List1.L109:List1.L120 List1.M108:List1.M108 List1.M109:List1.M120 List1.N108:List1.N108 List1.N109:List1.N120 List1.O108:List1.O108 List1.O109:List1.O1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>
            <draw:frame table:end-cell-address="List1.L347" table:end-x="2.117cm" table:end-y="0.452cm" draw:z-index="5" draw:style-name="gr1" draw:text-style-name="P1" svg:width="27.797cm" svg:height="11.689cm" svg:x="4.433cm" svg:y="0.054cm">
              <draw:object draw:notify-on-update-of-ranges="List1.C123:List1.O123 List1.A124:List1.B124 List1.C124:List1.O12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7"/>
        </table:table-row>
      </table:table>
      <table:table table:name="Lis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7.05.2018</text:date>, <text:time>14:06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1:09:15.50</meta:creation-date>
    <dc:date>2018-05-07T14:06:02.96</dc:date>
    <meta:editing-duration>P5DT20H22M6S</meta:editing-duration>
    <meta:editing-cycles>238</meta:editing-cycles>
    <meta:generator>OpenOffice/4.1.3$Win32 OpenOffice.org_project/413m1$Build-9783</meta:generator>
    <meta:document-statistic meta:table-count="3" meta:cell-count="181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." xlink:type="simple" chart:class="chart:bar" chart:style-name="ch1">
        <chart:title svg:x="10.108cm" svg:y="0.32cm" chart:style-name="ch2">
          <text:p>Syrian regime armor losses in 2018</text:p>
        </chart:title>
        <chart:legend chart:legend-position="end" svg:x="22.828cm" svg:y="1.154cm" style:legend-expansion="high" chart:style-name="ch3"/>
        <chart:plot-area chart:style-name="ch4" table:cell-range-address="List1.A109:List1.O120 List1.C108:List1.O108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ist1.A109:List1.B1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ist1.C109:List1.C120" chart:label-cell-address="List1.C108:List1.C108" chart:class="chart:bar">
            <chart:data-point chart:repeated="12"/>
          </chart:series>
          <chart:series chart:style-name="ch10" chart:values-cell-range-address="List1.D109:List1.D120" chart:label-cell-address="List1.D108:List1.D108" chart:class="chart:bar">
            <chart:data-point chart:repeated="12"/>
          </chart:series>
          <chart:series chart:style-name="ch11" chart:values-cell-range-address="List1.E109:List1.E120" chart:label-cell-address="List1.E108:List1.E108" chart:class="chart:bar">
            <chart:data-point chart:repeated="12"/>
          </chart:series>
          <chart:series chart:style-name="ch12" chart:values-cell-range-address="List1.F109:List1.F120" chart:label-cell-address="List1.F108:List1.F108" chart:class="chart:bar">
            <chart:data-point chart:repeated="12"/>
          </chart:series>
          <chart:series chart:style-name="ch13" chart:values-cell-range-address="List1.G109:List1.G120" chart:label-cell-address="List1.G108:List1.G108" chart:class="chart:bar">
            <chart:data-point chart:repeated="12"/>
          </chart:series>
          <chart:series chart:style-name="ch14" chart:values-cell-range-address="List1.H109:List1.H120" chart:label-cell-address="List1.H108:List1.H108" chart:class="chart:bar">
            <chart:data-point chart:repeated="12"/>
          </chart:series>
          <chart:series chart:style-name="ch15" chart:values-cell-range-address="List1.I109:List1.I120" chart:label-cell-address="List1.I108:List1.I108" chart:class="chart:bar">
            <chart:data-point chart:repeated="12"/>
          </chart:series>
          <chart:series chart:style-name="ch16" chart:values-cell-range-address="List1.J109:List1.J120" chart:label-cell-address="List1.J108:List1.J108" chart:class="chart:bar">
            <chart:data-point chart:repeated="12"/>
          </chart:series>
          <chart:series chart:style-name="ch17" chart:values-cell-range-address="List1.K109:List1.K120" chart:label-cell-address="List1.K108:List1.K108" chart:class="chart:bar">
            <chart:data-point chart:repeated="12"/>
          </chart:series>
          <chart:series chart:style-name="ch18" chart:values-cell-range-address="List1.L109:List1.L120" chart:label-cell-address="List1.L108:List1.L108" chart:class="chart:bar">
            <chart:data-point chart:repeated="12"/>
          </chart:series>
          <chart:series chart:style-name="ch19" chart:values-cell-range-address="List1.M109:List1.M120" chart:label-cell-address="List1.M108:List1.M108" chart:class="chart:bar">
            <chart:data-point chart:repeated="12"/>
          </chart:series>
          <chart:series chart:style-name="ch20" chart:values-cell-range-address="List1.N109:List1.N120" chart:label-cell-address="List1.N108:List1.N108" chart:class="chart:bar">
            <chart:data-point chart:repeated="12"/>
          </chart:series>
          <chart:series chart:style-name="ch9" chart:values-cell-range-address="List1.O109:List1.O120" chart:label-cell-address="List1.O108:List1.O108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  <draw:g>
                  <svg:desc>List1.C108:List1.C108</svg:desc>
                </draw:g>
              </table:table-cell>
              <table:table-cell office:value-type="string">
                <text:p>BMP-2</text:p>
                <draw:g>
                  <svg:desc>List1.D108:List1.D108</svg:desc>
                </draw:g>
              </table:table-cell>
              <table:table-cell office:value-type="string">
                <text:p>BVP-1 AMB-S</text:p>
                <draw:g>
                  <svg:desc>List1.E108:List1.E108</svg:desc>
                </draw:g>
              </table:table-cell>
              <table:table-cell office:value-type="string">
                <text:p>MTLB</text:p>
                <draw:g>
                  <svg:desc>List1.F108:List1.F108</svg:desc>
                </draw:g>
              </table:table-cell>
              <table:table-cell office:value-type="string">
                <text:p>Shilka</text:p>
                <draw:g>
                  <svg:desc>List1.G108:List1.G108</svg:desc>
                </draw:g>
              </table:table-cell>
              <table:table-cell office:value-type="string">
                <text:p>2S1 Gvozdika</text:p>
                <draw:g>
                  <svg:desc>List1.H108:List1.H108</svg:desc>
                </draw:g>
              </table:table-cell>
              <table:table-cell office:value-type="string">
                <text:p>2S3 Akatsiya</text:p>
                <draw:g>
                  <svg:desc>List1.I108:List1.I108</svg:desc>
                </draw:g>
              </table:table-cell>
              <table:table-cell office:value-type="string">
                <text:p>tank (type not identified)</text:p>
                <draw:g>
                  <svg:desc>List1.J108:List1.J108</svg:desc>
                </draw:g>
              </table:table-cell>
              <table:table-cell office:value-type="string">
                <text:p>T-55</text:p>
                <draw:g>
                  <svg:desc>List1.K108:List1.K108</svg:desc>
                </draw:g>
              </table:table-cell>
              <table:table-cell office:value-type="string">
                <text:p>T-62</text:p>
                <draw:g>
                  <svg:desc>List1.L108:List1.L108</svg:desc>
                </draw:g>
              </table:table-cell>
              <table:table-cell office:value-type="string">
                <text:p>T-72</text:p>
                <draw:g>
                  <svg:desc>List1.M108:List1.M108</svg:desc>
                </draw:g>
              </table:table-cell>
              <table:table-cell office:value-type="string">
                <text:p>T-90</text:p>
                <draw:g>
                  <svg:desc>List1.N108:List1.N108</svg:desc>
                </draw:g>
              </table:table-cell>
              <table:table-cell office:value-type="string">
                <text:p>ARVs</text:p>
                <draw:g>
                  <svg:desc>List1.O108:List1.O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  <draw:g>
                  <svg:desc>List1.A109:List1.B120</svg:desc>
                </draw:g>
              </table:table-cell>
              <table:table-cell office:value-type="float" office:value="1">
                <text:p>1</text:p>
                <draw:g>
                  <svg:desc>List1.C109:List1.C120</svg:desc>
                </draw:g>
              </table:table-cell>
              <table:table-cell office:value-type="float" office:value="0">
                <text:p>0</text:p>
                <draw:g>
                  <svg:desc>List1.D109:List1.D120</svg:desc>
                </draw:g>
              </table:table-cell>
              <table:table-cell office:value-type="float" office:value="0">
                <text:p>0</text:p>
                <draw:g>
                  <svg:desc>List1.E109:List1.E120</svg:desc>
                </draw:g>
              </table:table-cell>
              <table:table-cell office:value-type="float" office:value="3">
                <text:p>3</text:p>
                <draw:g>
                  <svg:desc>List1.F109:List1.F120</svg:desc>
                </draw:g>
              </table:table-cell>
              <table:table-cell office:value-type="float" office:value="0">
                <text:p>0</text:p>
                <draw:g>
                  <svg:desc>List1.G109:List1.G120</svg:desc>
                </draw:g>
              </table:table-cell>
              <table:table-cell office:value-type="float" office:value="0">
                <text:p>0</text:p>
                <draw:g>
                  <svg:desc>List1.H109:List1.H120</svg:desc>
                </draw:g>
              </table:table-cell>
              <table:table-cell office:value-type="float" office:value="0">
                <text:p>0</text:p>
                <draw:g>
                  <svg:desc>List1.I109:List1.I120</svg:desc>
                </draw:g>
              </table:table-cell>
              <table:table-cell office:value-type="float" office:value="7">
                <text:p>7</text:p>
                <draw:g>
                  <svg:desc>List1.J109:List1.J120</svg:desc>
                </draw:g>
              </table:table-cell>
              <table:table-cell office:value-type="float" office:value="1">
                <text:p>1</text:p>
                <draw:g>
                  <svg:desc>List1.K109:List1.K120</svg:desc>
                </draw:g>
              </table:table-cell>
              <table:table-cell office:value-type="float" office:value="4">
                <text:p>4</text:p>
                <draw:g>
                  <svg:desc>List1.L109:List1.L120</svg:desc>
                </draw:g>
              </table:table-cell>
              <table:table-cell office:value-type="float" office:value="1">
                <text:p>1</text:p>
                <draw:g>
                  <svg:desc>List1.M109:List1.M120</svg:desc>
                </draw:g>
              </table:table-cell>
              <table:table-cell office:value-type="float" office:value="0">
                <text:p>0</text:p>
                <draw:g>
                  <svg:desc>List1.N109:List1.N120</svg:desc>
                </draw:g>
              </table:table-cell>
              <table:table-cell office:value-type="float" office:value="0">
                <text:p>0</text:p>
                <draw:g>
                  <svg:desc>List1.O109:List1.O120</svg:desc>
                </draw:g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three-dimensional="true" chart:stacked="true"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 chart:label-position="center"/>
      <style:graphic-properties draw:stroke="none" draw:fill-color="#004586"/>
      <style:text-properties fo:color="#ff3333" fo:font-size="11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98cm" svg:height="11.69cm" xlink:href=".." xlink:type="simple" chart:class="chart:bar" chart:style-name="ch1">
        <chart:title svg:x="3.497cm" svg:y="0.369cm" chart:style-name="ch2">
          <text:p>Total number of visially confirmed regime armor losses during SCW: 2162 armored tracked vehicles</text:p>
        </chart:title>
        <chart:plot-area chart:style-name="ch3" table:cell-range-address="List1.C123:List1.O124 List1.A124:List1.B124" chart:data-source-has-labels="both" svg:x="0.666cm" svg:y="1.992cm" svg:width="24.241cm" svg:height="8.767cm" dr3d:transform="matrix (1 0 0 0 0.999923927579904 -0.0123344660678167 0 0.0123344660678167 0.99992392757990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5.759cm" svg:y="1.98cm" svg:width="19.134cm" svg:height="8.1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st1.C123:List1.O1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st1.C124:List1.O124" chart:label-cell-address="List1.A124:List1.B124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  <draw:g>
                  <svg:desc>List1.C123:List1.O123</svg:desc>
                </draw:g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SCW total</text:p>
                <text:list>
                  <text:list-item>
                    <text:p>SCW total</text:p>
                  </text:list-item>
                  <text:list-item>
                    <text:p/>
                  </text:list-item>
                </text:list>
                <draw:g>
                  <svg:desc>List1.A124:List1.B124</svg:desc>
                </draw:g>
              </table:table-cell>
              <table:table-cell office:value-type="float" office:value="617">
                <text:p>617</text:p>
                <draw:g>
                  <svg:desc>List1.C124:List1.O12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45">
                <text:p>445</text:p>
              </table:table-cell>
              <table:table-cell office:value-type="float" office:value="334">
                <text:p>334</text:p>
              </table:table-cell>
              <table:table-cell office:value-type="float" office:value="163">
                <text:p>163</text:p>
              </table:table-cell>
              <table:table-cell office:value-type="float" office:value="415">
                <text:p>415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2</text:p>
        </chart:title>
        <chart:legend chart:legend-position="end" svg:x="22.828cm" svg:y="1.154cm" style:legend-expansion="high" chart:style-name="ch3"/>
        <chart:plot-area chart:style-name="ch4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1</text:p>
        </chart:title>
        <chart:legend chart:legend-position="end" svg:x="22.723cm" svg:y="1.154cm" style:legend-expansion="high" chart:style-name="ch3"/>
        <chart:plot-area chart:style-name="ch4" chart:data-source-has-labels="both" svg:x="1.003cm" svg:y="1.467cm" svg:width="20.614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13cm" svg:y="1.467cm" svg:width="20.03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  <text:list>
                  <text:list-item>
                    <text:p>BMP-1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MP-2</text:p>
                <text:list>
                  <text:list-item>
                    <text:p>BMP-2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VP-1 AMB-S</text:p>
                <text:list>
                  <text:list-item>
                    <text:p>BVP-1 AMB-S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MTLB</text:p>
                <text:list>
                  <text:list-item>
                    <text:p>MTLB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Shilka</text:p>
                <text:list>
                  <text:list-item>
                    <text:p>Shilka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S1 Gvozdika</text:p>
                <text:list>
                  <text:list-item>
                    <text:p>2S1 Gvozdika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S3 Akatsiya</text:p>
                <text:list>
                  <text:list-item>
                    <text:p>2S3 Akatsiya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tank (type not identified)</text:p>
                <text:list>
                  <text:list-item>
                    <text:p>tank (type not identified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T-55</text:p>
                <text:list>
                  <text:list-item>
                    <text:p>T-55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T-62</text:p>
                <text:list>
                  <text:list-item>
                    <text:p>T-62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T-72</text:p>
                <text:list>
                  <text:list-item>
                    <text:p>T-72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T-90</text:p>
                <text:list>
                  <text:list-item>
                    <text:p>T-90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ARVs</text:p>
                <text:list>
                  <text:list-item>
                    <text:p>ARVs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3</text:p>
        </chart:title>
        <chart:legend chart:legend-position="end" svg:x="22.828cm" svg:y="1.154cm" style:legend-expansion="high" chart:style-name="ch3"/>
        <chart:plot-area chart:style-name="ch4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4</text:p>
        </chart:title>
        <chart:legend chart:legend-position="end" svg:x="22.828cm" svg:y="1.154cm" style:legend-expansion="high" chart:style-name="ch3"/>
        <chart:plot-area chart:style-name="ch4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5</text:p>
        </chart:title>
        <chart:legend chart:legend-position="end" svg:x="22.828cm" svg:y="1.154cm" style:legend-expansion="high" chart:style-name="ch3"/>
        <chart:plot-area chart:style-name="ch4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6</text:p>
        </chart:title>
        <chart:legend chart:legend-position="end" svg:x="22.828cm" svg:y="1.154cm" style:legend-expansion="high" chart:style-name="ch3"/>
        <chart:plot-area chart:style-name="ch4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false"/>
      <style:graphic-properties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false"/>
      <style:graphic-properties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658cm" svg:height="9.22cm" xlink:href="." xlink:type="simple" chart:class="chart:bar" chart:style-name="ch1">
        <chart:title svg:x="10.108cm" svg:y="0.32cm" chart:style-name="ch2">
          <text:p>Syrian regime armor losses in 2017</text:p>
        </chart:title>
        <chart:legend chart:legend-position="end" svg:x="22.828cm" svg:y="1.154cm" style:legend-expansion="high" chart:style-name="ch3"/>
        <chart:plot-area chart:style-name="ch4" chart:data-source-has-labels="both" svg:x="1.003cm" svg:y="1.467cm" svg:width="20.7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47cm" svg:y="1.467cm" svg:width="19.851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series chart:style-name="ch18" chart:values-cell-range-address="local-table.$K$2:.$K$13" chart:label-cell-address="local-table.$K$1" chart:class="chart:bar">
            <chart:data-point chart:repeated="12"/>
          </chart:series>
          <chart:series chart:style-name="ch19" chart:values-cell-range-address="local-table.$L$2:.$L$13" chart:label-cell-address="local-table.$L$1" chart:class="chart:bar">
            <chart:data-point chart:repeated="12"/>
          </chart:series>
          <chart:series chart:style-name="ch20" chart:values-cell-range-address="local-table.$M$2:.$M$13" chart:label-cell-address="local-table.$M$1" chart:class="chart:bar">
            <chart:data-point chart:repeated="12"/>
          </chart:series>
          <chart:series chart:style-name="ch9" chart:values-cell-range-address="local-table.$N$2:.$N$13" chart:label-cell-address="local-table.$N$1" chart:class="chart:bar">
            <chart:data-point chart:repeated="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-1</text:p>
              </table:table-cell>
              <table:table-cell office:value-type="string">
                <text:p>BMP-2</text:p>
              </table:table-cell>
              <table:table-cell office:value-type="string">
                <text:p>BVP-1 AMB-S</text:p>
              </table:table-cell>
              <table:table-cell office:value-type="string">
                <text:p>MTLB</text:p>
              </table:table-cell>
              <table:table-cell office:value-type="string">
                <text:p>Shilka</text:p>
              </table:table-cell>
              <table:table-cell office:value-type="string">
                <text:p>2S1 Gvozdika</text:p>
              </table:table-cell>
              <table:table-cell office:value-type="string">
                <text:p>2S3 Akatsiya</text:p>
              </table:table-cell>
              <table:table-cell office:value-type="string">
                <text:p>tank (type not identified)</text:p>
              </table:table-cell>
              <table:table-cell office:value-type="string">
                <text:p>T-55</text:p>
              </table:table-cell>
              <table:table-cell office:value-type="string">
                <text:p>T-62</text:p>
              </table:table-cell>
              <table:table-cell office:value-type="string">
                <text:p>T-72</text:p>
              </table:table-cell>
              <table:table-cell office:value-type="string">
                <text:p>T-90</text:p>
              </table:table-cell>
              <table:table-cell office:value-type="string">
                <text:p>ARVs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eeeee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17cm" svg:height="10.283cm" xlink:href=".." xlink:type="simple" chart:class="chart:bar" chart:style-name="ch1">
        <chart:title svg:x="10.893cm" svg:y="0.341cm" chart:style-name="ch2">
          <text:p>Syrian regime armor losses per month</text:p>
        </chart:title>
        <chart:plot-area chart:style-name="ch3" table:cell-range-address="List1.Q4:List1.R92" chart:data-source-has-labels="column" svg:x="1.048cm" svg:y="1.735cm" svg:width="27.673cm" svg:height="7.923cm">
          <chartooo:coordinate-region svg:x="1.855cm" svg:y="1.947cm" svg:width="26.866cm" svg:height="6.614cm"/>
          <chart:axis chart:dimension="x" chart:name="primary-x" chart:style-name="ch4" chartooo:axis-type="auto">
            <chartooo:date-scale/>
            <chart:categories table:cell-range-address="List1.Q4:List1.Q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R4:List1.R92" chart:class="chart:bar"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R</text:p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List1.Q4:List1.Q92</svg:desc>
                </draw:g>
              </table:table-cell>
              <table:table-cell office:value-type="float" office:value="0">
                <text:p>0</text:p>
                <draw:g>
                  <svg:desc>List1.R4:List1.R9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